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2a93c" officeooo:paragraph-rsid="0010bea8"/>
    </style:style>
    <style:style style:name="P2" style:family="paragraph" style:parent-style-name="Text_20_body">
      <style:text-properties officeooo:rsid="0012a93c" officeooo:paragraph-rsid="0010bea8"/>
    </style:style>
    <style:style style:name="P3" style:family="paragraph" style:parent-style-name="Text_20_body">
      <style:text-properties officeooo:paragraph-rsid="0010bea8"/>
    </style:style>
    <style:style style:name="P4" style:family="paragraph" style:parent-style-name="Text_20_body">
      <style:paragraph-properties fo:text-align="justify" style:justify-single-word="false"/>
      <style:text-properties officeooo:rsid="0011357d" officeooo:paragraph-rsid="0011357d"/>
    </style:style>
    <style:style style:name="P5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0bea8"/>
    </style:style>
    <style:style style:name="P6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10bea8"/>
    </style:style>
    <style:style style:name="P7" style:family="paragraph" style:parent-style-name="Heading_20_1">
      <style:text-properties officeooo:rsid="0012a93c" officeooo:paragraph-rsid="0010bea8"/>
    </style:style>
    <style:style style:name="P8" style:family="paragraph" style:parent-style-name="Footer">
      <style:text-properties fo:font-style="italic" officeooo:rsid="0010bea8" officeooo:paragraph-rsid="0010bea8" style:font-style-asian="italic" style:font-style-complex="italic"/>
    </style:style>
    <style:style style:name="T1" style:family="text">
      <style:text-properties officeooo:rsid="00162169"/>
    </style:style>
    <style:style style:name="T2" style:family="text">
      <style:text-properties officeooo:rsid="0012a93c"/>
    </style:style>
    <style:style style:name="T3" style:family="text">
      <style:text-properties officeooo:rsid="0010bea8"/>
    </style:style>
    <style:style style:name="T4" style:family="text">
      <style:text-properties officeooo:rsid="00113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<text:span text:style-name="T3">Java</text:span></text:p>
      <text:p text:style-name="P2"/>
      <text:p text:style-name="P2"/>
      <text:p text:style-name="P6">Esse documento apresentara minhas experiencias com o curso de <text:span text:style-name="T3">Java</text:span>, mostrando um pouco de suas histórias <text:span text:style-name="T1">e o que são</text:span> e alguns conhecimentos sobre <text:span text:style-name="T1">ess</text:span>a linguage<text:span text:style-name="T4">m</text:span>. Com principal interesse de aprendizado <text:span text:style-name="T3">própria</text:span>, e não <text:span text:style-name="T3">i</text:span>ntenção de ser um documento explicativo, <text:s/>curso, ou nada do tipo.</text:p>
      <text:p text:style-name="P5"/>
      <text:p text:style-name="P5">Por: Thiago Alexandre.</text:p>
      <text:p text:style-name="P5"/>
      <text:h text:style-name="P7" text:outline-level="1">Resumo:</text:h>
      <text:p text:style-name="P3"/>
      <text:p text:style-name="P4">Java, é uma linguagem de programação, que inicialmente, voltada para a interação com os objetos. Em 19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0bea8" officeooo:paragraph-rsid="0010bea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Java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2:05:28.145427386</dc:date>
    <meta:editing-duration>PT54M26S</meta:editing-duration>
    <meta:editing-cycles>1</meta:editing-cycles>
    <meta:document-statistic meta:table-count="0" meta:image-count="0" meta:object-count="0" meta:page-count="1" meta:paragraph-count="7" meta:word-count="77" meta:character-count="474" meta:non-whitespace-character-count="402"/>
    <meta:generator>LibreOffice/6.0.7.3$Linux_X86_64 LibreOffice_project/00m0$Build-3</meta:generator>
  </office:meta>
</office:document-meta>
</file>